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Messzeitpunkt</text:p>
          </table:table-cell>
          <table:table-cell office:value-type="string" calcext:value-type="string">
            <text:p>Einspeisung (kWh) Strom 00100137997</text:p>
          </table:table-cell>
          <table:table-cell office:value-type="string" calcext:value-type="string">
            <text:p>Qualität Strom 00100137997</text:p>
          </table:table-cell>
          <table:table-cell office:value-type="string" calcext:value-type="string">
            <text:p>Verbrauch (kWh) Strom 00021228596</text:p>
          </table:table-cell>
          <table:table-cell office:value-type="string" calcext:value-type="string">
            <text:p>Qualität Strom 00021228596</text:p>
          </table:table-cell>
        </table:table-row>
        <table:table-row table:style-name="ro1">
          <table:table-cell office:value-type="date" office:date-value="2023-07-29T07:00:00" calcext:value-type="date">
            <text:p>29.07.23 07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7:15:00" calcext:value-type="date">
            <text:p>29.07.23 07:15</text:p>
          </table:table-cell>
          <table:table-cell office:value-type="float" office:value="0.038" calcext:value-type="float">
            <text:p>0,038</text:p>
          </table:table-cell>
          <table:table-cell office:value-type="string" calcext:value-type="string">
            <text:p>G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7:30:00" calcext:value-type="date">
            <text:p>29.07.23 07:30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G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7:45:00" calcext:value-type="date">
            <text:p>29.07.23 07:45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G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8:00:00" calcext:value-type="date">
            <text:p>29.07.23 08:00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G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8:15:00" calcext:value-type="date">
            <text:p>29.07.23 08:1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G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8:30:00" calcext:value-type="date">
            <text:p>29.07.23 08:3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G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8:45:00" calcext:value-type="date">
            <text:p>29.07.23 08:45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G</text:p>
          </table:table-cell>
          <table:table-cell office:value-type="float" office:value="0.455" calcext:value-type="float">
            <text:p>0,45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9:00:00" calcext:value-type="date">
            <text:p>29.07.23 09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.093" calcext:value-type="float">
            <text:p>1,09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9:15:00" calcext:value-type="date">
            <text:p>29.07.23 09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.526" calcext:value-type="float">
            <text:p>1,52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9:30:00" calcext:value-type="date">
            <text:p>29.07.23 09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.663" calcext:value-type="float">
            <text:p>1,66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09:45:00" calcext:value-type="date">
            <text:p>29.07.23 09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.272" calcext:value-type="float">
            <text:p>1,27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0:00:00" calcext:value-type="date">
            <text:p>29.07.23 1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0:15:00" calcext:value-type="date">
            <text:p>29.07.23 10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0:30:00" calcext:value-type="date">
            <text:p>29.07.23 1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0:45:00" calcext:value-type="date">
            <text:p>29.07.23 10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1:00:00" calcext:value-type="date">
            <text:p>29.07.23 11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.071" calcext:value-type="float">
            <text:p>1,07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1:15:00" calcext:value-type="date">
            <text:p>29.07.23 11:15</text:p>
          </table:table-cell>
          <table:table-cell office:value-type="float" office:value="0.455" calcext:value-type="float">
            <text:p>0,455</text:p>
          </table:table-cell>
          <table:table-cell office:value-type="string" calcext:value-type="string">
            <text:p>G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1:30:00" calcext:value-type="date">
            <text:p>29.07.23 11:30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G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date" office:date-value="2023-07-29T11:45:00" calcext:value-type="date">
            <text:p>29.07.23 11:45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G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k Hofstetter</meta:initial-creator>
    <meta:creation-date>2024-02-14T19:37:19.376000000</meta:creation-date>
    <dc:date>2024-02-14T19:38:13.760000000</dc:date>
    <dc:creator>Mark Hofstetter</dc:creator>
    <meta:editing-duration>PT54S</meta:editing-duration>
    <meta:editing-cycles>1</meta:editing-cycles>
    <meta:document-statistic meta:table-count="1" meta:cell-count="105" meta:object-count="0"/>
    <meta:generator>LibreOffice/6.4.1.2$Windows_X86_64 LibreOffice_project/4d224e95b98b138af42a64d84056446d09082932</meta:generator>
  </office:meta>
</office:document-meta>
</file>